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.173cm"/>
    </style:style>
    <style:style style:name="Tableau1.E" style:family="table-column">
      <style:table-column-properties style:column-width="0.891cm"/>
    </style:style>
    <style:style style:name="Tableau1.F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="none"/>
    </style:style>
    <style:style style:name="Tableau1.7" style:family="table-row">
      <style:table-row-properties style:min-row-height="0.561cm"/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fo:padding="0.097cm" fo:border-left="none" fo:border-right="none" fo:border-top="0.05pt solid #000000" fo:border-bottom="none"/>
    </style:style>
    <style:style style:name="Tableau1.F7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text-properties officeooo:rsid="000bedd4" officeooo:paragraph-rsid="000bedd4" fo:background-color="#cccccc"/>
    </style:style>
    <style:style style:name="P9" style:family="paragraph" style:parent-style-name="Heading_20_1">
      <style:paragraph-properties fo:margin-top="0cm" fo:margin-bottom="0.101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9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5" office:value-type="string">
            <text:p text:style-name="P8">Date de l'ac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6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3" office:value-type="string">
            <text:p text:style-name="P2"/>
          </table:table-cell>
          <table:table-cell table:style-name="Tableau1.A3" table:number-columns-spanned="3" office:value-type="string">
            <text:p text:style-name="Standard"><text:s/>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table-cell table:style-name="Tableau1.E3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6" table:number-columns-spanned="6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3" office:value-type="string">
            <text:p text:style-name="P3"/>
          </table:table-cell>
          <table:covered-table-cell/>
          <table:covered-table-cell/>
          <table:table-cell table:style-name="Tableau1.D7" table:number-columns-spanned="2" office:value-type="string">
            <text:p text:style-name="P4">Total :</text:p>
          </table:table-cell>
          <table:covered-table-cell/>
          <table:table-cell table:style-name="Tableau1.F7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1T15:52:22.621859087</dc:date>
    <meta:editing-duration>PT7H11M36S</meta:editing-duration>
    <meta:editing-cycles>127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18" meta:word-count="93" meta:character-count="592" meta:non-whitespace-character-count="543"/>
  </office:meta>
</office:document-meta>
</file>